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style-complex="italic"/>
    </style:style>
  </office:automatic-styles>
  <office:body>
    <office:text text:use-soft-page-breaks="true">
      <text:p text:style-name="P1">Projet de plaquette CRP</text:p>
      <text:h text:style-name="Titre1" text:outline-level="1"/>
      <text:p text:style-name="Standard">Vous accompagnez des adolescents vers leur passage à la vie d’adulte ?</text:p>
      <text:p text:style-name="Standard">Vous êtes un jeune, fille ou garçon, et vous vous demandez comment faire face au mieux à<text:s/>ce défi de devenir adulte, comment avoir confiance, comment faire avec les autres, jeunes et moins jeunes ?</text:p>
      <text:p text:style-name="Standard">Nous avons un projet exceptionnel, unique, et nous aimerions le réaliser avec vous.</text:p>
      <text:h text:style-name="Titre1" text:outline-level="1">Construire</text:h>
      <text:p text:style-name="Standard">Rejoignez-nous pour construire ensemble un grand voilier avec l’aide de professionnels et d’amateurs, ici et maintenant. Aucune compétence n’est requise que ce soit pour les jeunes où les adultes. Rassurez-vous on apprendra ensemble. On découvrira les milles métiers qui entrent en jeu dans une construction<text:s/>navale. De la charpente, du bois, de la mécanique, de l’électricité, des aménagements, de la déco, des tissus…</text:p>
      <text:p text:style-name="Standard">De quoi être fier du travail accompli !</text:p>
      <text:h text:style-name="Titre1" text:outline-level="1">Rêver</text:h>
      <text:p text:style-name="Standard"><text:span text:style-name="T2">Une fois le bateau construit</text:span><text:s/>à nous de décider ensemble des voyages où il nous emmènera. Tout est possible ! Vous rêvez de rencontrer les jeunes d’autres pays, c’est possible, quelles semaines à découvrir les skates parc de la cote, c’est possible, voir les fjords enneigés de Norvège ou traverser l’atlantique ? Le monde est à vous… On se projette, on s’organise, on apprend petit à petit avec des parrains qui s’y connaissent.</text:p>
      <text:p text:style-name="Standard"><text:s/>Et on part !</text:p>
      <text:h text:style-name="Titre1" text:outline-level="1">Partir</text:h>
      <text:p text:style-name="Standard">Des voyages étalés sur trois ans, on trouvera un créneau pour vous sur le bateau, tranquillement quand vous serez prêts.</text:p>
      <text:p text:style-name="Standard">Et puis on partagera tout ça avec ceux qui n’ont pas la chance de participer. <text:s/>Ça vous plairait de faire un chaine youtube, des aquarelles, un livre, de mettre ça en musique ? Il y aura des pros pour le faire avec vous. On va écrire une belle histoire.</text:p>
      <text:p text:style-name="Standard">La vôtre ?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F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style:font-name-complex="Arial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itre" style:display-name="Titre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F" fo:color="#17365D" fo:letter-spacing="0.0034in" style:letter-kerning="true" fo:font-size="26pt" style:font-size-asian="26pt" style:font-size-complex="26pt" fo:hyphenate="false"/>
    </style:style>
    <style:style style:name="Titre1Car" style:display-name="Titre 1 Car" style:family="text" style:parent-style-name="Policepardéfaut">
      <style:text-properties style:font-name="Cambria" style:font-name-asian="F" style:font-name-complex="F" fo:font-weight="bold" style:font-weight-asian="bold" style:font-weight-complex="bold" fo:color="#365F91" fo:font-size="14pt" style:font-size-asian="14pt" style:font-size-complex="14pt"/>
    </style:style>
    <style:style style:name="TitreCar" style:display-name="Titre Car" style:family="text" style:parent-style-name="Policepardéfaut">
      <style:text-properties style:font-name="Cambria" style:font-name-asian="F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bone.Mickael</meta:initial-creator>
    <dc:creator>Michael</dc:creator>
    <meta:creation-date>2022-04-06T17:09:00Z</meta:creation-date>
    <dc:date>2022-04-06T17:09:00Z</dc:date>
    <meta:template xlink:href="Normal" xlink:type="simple"/>
    <meta:editing-cycles>2</meta:editing-cycles>
    <meta:editing-duration>PT60S</meta:editing-duration>
    <meta:user-defined meta:name="AppVersion">14.0000</meta:user-defined>
    <meta:user-defined meta:name="Company">MIPIH</meta:user-defined>
    <meta:document-statistic meta:page-count="1" meta:paragraph-count="3" meta:word-count="259" meta:character-count="1686" meta:row-count="11" meta:non-whitespace-character-count="1430"/>
  </office:meta>
</office:document-meta>
</file>